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289" officeooo:paragraph-rsid="0018d289"/>
    </style:style>
    <style:style style:name="P2" style:family="paragraph" style:parent-style-name="Standard" style:list-style-name="L1">
      <style:text-properties officeooo:rsid="0018d289" officeooo:paragraph-rsid="0018d289"/>
    </style:style>
    <style:style style:name="P3" style:family="paragraph" style:parent-style-name="Standard" style:list-style-name="L2">
      <style:text-properties officeooo:rsid="0018d289" officeooo:paragraph-rsid="0018d289"/>
    </style:style>
    <style:style style:name="P4" style:family="paragraph" style:parent-style-name="Standard" style:list-style-name="L1">
      <style:text-properties officeooo:paragraph-rsid="0018d289"/>
    </style:style>
    <style:style style:name="P5" style:family="paragraph" style:parent-style-name="Standard">
      <style:text-properties officeooo:rsid="001b814a" officeooo:paragraph-rsid="001b814a"/>
    </style:style>
    <style:style style:name="P6" style:family="paragraph" style:parent-style-name="Standard" style:list-style-name="L1">
      <style:text-properties officeooo:rsid="001b814a" officeooo:paragraph-rsid="001b814a"/>
    </style:style>
    <style:style style:name="P7" style:family="paragraph" style:parent-style-name="Standard">
      <style:text-properties officeooo:paragraph-rsid="001b814a"/>
    </style:style>
    <style:style style:name="P8" style:family="paragraph" style:parent-style-name="Standard">
      <style:text-properties officeooo:rsid="001f4a12" officeooo:paragraph-rsid="001f4a12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cccccc"/>
      <style:paragraph-properties fo:text-align="center"/>
    </style:style>
    <style:style style:name="T1" style:family="text">
      <style:text-properties officeooo:rsid="0018d289"/>
    </style:style>
    <style:style style:name="T2" style:family="text">
      <style:text-properties officeooo:rsid="0019a70e"/>
    </style:style>
    <style:style style:name="T3" style:family="text">
      <style:text-properties officeooo:rsid="001b814a"/>
    </style:style>
    <style:style style:name="T4" style:family="text">
      <style:text-properties officeooo:rsid="001da3e4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3.4272in" fo:min-width="0.9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cccccc" draw:textarea-horizontal-align="justify" draw:textarea-vertical-align="middle" draw:auto-grow-height="false" fo:min-height="3.4791in" fo:min-width="3.47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-Do List App</text:p>
      <text:p text:style-name="P1"><draw:custom-shape text:anchor-type="paragraph" draw:z-index="0" draw:name="Shape1" draw:style-name="gr4" draw:text-style-name="P10" svg:width="3.4795in" svg:height="3.4795in" svg:x="3.978in" svg:y="0.1047in"><text:p/><draw:enhanced-geometry svg:viewBox="0 0 21600 21600" draw:type="rectangle" draw:enhanced-path="M 0 0 L 21600 0 21600 21600 0 21600 0 0 Z N"/></draw:custom-shape><draw:custom-shape text:anchor-type="paragraph" draw:z-index="1" draw:name="Shape2" draw:style-name="gr3" svg:width="0.948in" svg:height="3.4276in" svg:x="3.978in" svg:y="0.1047in"><text:p/><draw:enhanced-geometry svg:viewBox="0 0 21600 21600" draw:type="rectangle" draw:enhanced-path="M 0 0 L 21600 0 21600 21600 0 21600 0 0 Z N"/></draw:custom-shape></text:p>
      <text:p text:style-name="P1"><draw:frame text:anchor-type="paragraph" draw:z-index="2" draw:name="Shape3" draw:style-name="gr2" draw:text-style-name="P9" svg:width="0.7295in" svg:height="2.4925in" svg:x="4.061in" svg:y="0.0799in"><draw:text-box><text:p>Home</text:p><text:p/><text:p>Today</text:p><text:p/><text:p>This Week</text:p><text:p/><text:p>This Month</text:p><text:p/><text:p>Projects</text:p><text:p>1.</text:p><text:p>2.</text:p><text:p>3.</text:p></draw:text-box></draw:frame><draw:frame text:anchor-type="paragraph" draw:z-index="3" draw:name="Shape4" draw:style-name="gr1" draw:text-style-name="P9" svg:width="2.2921in" svg:height="0.3232in" svg:x="5.0717in" svg:y="0.111in"><draw:text-box><text:p>Project Section Priority Due Date</text:p></draw:text-box></draw:frame>1. Basic Layout</text:p>
      <text:p text:style-name="P1">2. Create Factory function to create to do objects</text:p>
      <text:list xml:id="list47317477" text:style-name="L1">
        <text:list-item>
          <text:p text:style-name="P4"><text:span text:style-name="T1">Title</text:span></text:p>
        </text:list-item>
        <text:list-item>
          <text:p text:style-name="P2">Description</text:p>
        </text:list-item>
        <text:list-item>
          <text:p text:style-name="P2">Due Date</text:p>
        </text:list-item>
        <text:list-item>
          <text:p text:style-name="P2">Priority</text:p>
        </text:list-item>
        <text:list-item>
          <text:p text:style-name="P2">Notes</text:p>
        </text:list-item>
        <text:list-item>
          <text:p text:style-name="P2">Check List</text:p>
        </text:list-item>
        <text:list-item>
          <text:p text:style-name="P2">Project Section</text:p>
        </text:list-item>
        <text:list-item>
          <text:p text:style-name="P6">Completed</text:p>
        </text:list-item>
      </text:list>
      <text:p text:style-name="P1">3. Module</text:p>
      <text:list xml:id="list2665273025" text:style-name="L2">
        <text:list-item>
          <text:p text:style-name="P3">Dom Manipulation</text:p>
        </text:list-item>
        <text:list-item>
          <text:p text:style-name="P3">Create new to dos</text:p>
        </text:list-item>
        <text:list-item>
          <text:p text:style-name="P3">Se<text:span text:style-name="T2">t</text:span>ting to do as complete</text:p>
        </text:list-item>
        <text:list-item>
          <text:p text:style-name="P3">Change Priority</text:p>
        </text:list-item>
        <text:list-item>
          <text:p text:style-name="P3">Change Notes</text:p>
        </text:list-item>
        <text:list-item>
          <text:p text:style-name="P3">Change Project Section</text:p>
        </text:list-item>
        <text:list-item>
          <text:p text:style-name="P3">Change Date</text:p>
        </text:list-item>
      </text:list>
      <text:p text:style-name="P1"/>
      <text:p text:style-name="P5"/>
      <text:p text:style-name="P5"/>
      <text:p text:style-name="P5">1. Basic Layout</text:p>
      <text:p text:style-name="P5">Grid</text:p>
      <text:p text:style-name="P7"><text:span text:style-name="T3"><text:tab/></text:span><text:span text:style-name="T4">Side</text:span><text:span text:style-name="T3"> Bar</text:span></text:p>
      <text:p text:style-name="P5"><text:tab/>Main Container</text:p>
      <text:p text:style-name="P5"><text:tab/><text:tab/>Project Section</text:p>
      <text:p text:style-name="P5"><text:tab/><text:tab/>Priority</text:p>
      <text:p text:style-name="P5"><text:tab/><text:tab/>Due Date</text:p>
      <text:p text:style-name="P5"><text:tab/><text:tab/>Check Box</text:p>
      <text:p text:style-name="P5"/>
      <text:p text:style-name="P5"/>
      <text:p text:style-name="P5"/>
      <text:p text:style-name="P8">2. Factory Func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06:23:25.873352144</meta:creation-date>
    <dc:date>2022-05-28T12:49:20.933011451</dc:date>
    <meta:editing-duration>PT4H44M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81" meta:character-count="434" meta:non-whitespace-character-count="386"/>
  </office:meta>
</office:document-meta>
</file>